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Arial, sans-serif"/>
    <style:font-face style:name="StarSymbol" svg:font-family="StarSymbol"/>
    <style:font-face style:name="Lucida Sans1" svg:font-family="'Lucida Sans'" style:font-family-generic="swiss"/>
    <style:font-face style:name="Courier New" svg:font-family="'Courier New'" style:font-family-generic="modern" style:font-pitch="fixed"/>
    <style:font-face style:name="Cousine" svg:font-family="Cousine" style:font-adornments="Regular" style:font-family-generic="modern" style:font-pitch="fixed"/>
    <style:font-face style:name="Minion Pro1" svg:font-family="'Minion Pro'" style:font-adornments="Bold" style:font-pitch="variable"/>
    <style:font-face style:name="Minion Pro" svg:font-family="'Minion Pro'" style:font-adornments="Regular" style:font-pitch="variable"/>
    <style:font-face style:name="Times New Roman" svg:font-family="'Times New Roman'"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officeooo:paragraph-rsid="001974c4"/>
    </style:style>
    <style:style style:name="P2" style:family="paragraph" style:parent-style-name="Title" style:master-page-name="First_20_Page">
      <style:paragraph-properties style:page-number="auto"/>
      <style:text-properties officeooo:rsid="0039022f" officeooo:paragraph-rsid="0039022f"/>
    </style:style>
    <style:style style:name="P3" style:family="paragraph" style:parent-style-name="Footnote">
      <style:text-properties fo:font-variant="normal" fo:text-transform="none" style:text-position="0% 100%" fo:font-style="normal" style:text-underline-style="none" fo:font-weight="normal"/>
    </style:style>
    <style:style style:name="P4" style:family="paragraph" style:parent-style-name="Footnote">
      <style:text-properties fo:font-variant="normal" fo:text-transform="none" style:text-position="0% 100%" fo:font-style="italic" style:text-underline-style="none" fo:font-weight="normal" style:font-style-asian="italic"/>
    </style:style>
    <style:style style:name="P5" style:family="paragraph" style:parent-style-name="Footnote">
      <style:text-properties officeooo:paragraph-rsid="00306c8d"/>
    </style:style>
    <style:style style:name="P6" style:family="paragraph" style:parent-style-name="Footnote">
      <style:text-properties officeooo:rsid="003981fd" officeooo:paragraph-rsid="003981fd"/>
    </style:style>
    <style:style style:name="P7" style:family="paragraph" style:parent-style-name="Footnote">
      <style:text-properties officeooo:paragraph-rsid="003f94b4"/>
    </style:style>
    <style:style style:name="P8" style:family="paragraph" style:parent-style-name="Author">
      <style:text-properties officeooo:paragraph-rsid="0033f429"/>
    </style:style>
    <style:style style:name="P9" style:family="paragraph" style:parent-style-name="Block_20_Text" style:list-style-name="L1"/>
    <style:style style:name="P10" style:family="paragraph" style:parent-style-name="Text_20_body" style:list-style-name="L2">
      <style:paragraph-properties fo:margin-top="0in" fo:margin-bottom="0in" loext:contextual-spacing="false"/>
    </style:style>
    <style:style style:name="P11" style:family="paragraph" style:parent-style-name="Text_20_body" style:list-style-name="L3">
      <style:paragraph-properties fo:margin-top="0in" fo:margin-bottom="0in" loext:contextual-spacing="false"/>
    </style:style>
    <style:style style:name="P12" style:family="paragraph" style:parent-style-name="First_20_paragraph">
      <style:text-properties officeooo:paragraph-rsid="00320e58"/>
    </style:style>
    <style:style style:name="T1" style:family="text">
      <style:text-properties officeooo:rsid="002499f9"/>
    </style:style>
    <style:style style:name="T2" style:family="text">
      <style:text-properties officeooo:rsid="0024be51"/>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variant="normal" fo:text-transform="none"/>
    </style:style>
    <style:style style:name="T6" style:family="text">
      <style:text-properties fo:font-variant="normal" fo:text-transform="none" style:text-position="0% 100%"/>
    </style:style>
    <style:style style:name="T7" style:family="text">
      <style:text-properties fo:font-variant="normal" fo:text-transform="none" style:text-position="0% 100%" fo:font-style="italic" style:text-underline-style="none" fo:font-weight="normal" style:font-style-asian="italic"/>
    </style:style>
    <style:style style:name="T8" style:family="text">
      <style:text-properties fo:font-variant="normal" fo:text-transform="none" style:text-position="0% 100%" fo:font-style="normal"/>
    </style:style>
    <style:style style:name="T9" style:family="text">
      <style:text-properties fo:font-variant="normal" fo:text-transform="none" style:text-position="0% 100%" fo:font-style="normal" style:text-underline-style="none"/>
    </style:style>
    <style:style style:name="T10" style:family="text">
      <style:text-properties fo:font-variant="normal" fo:text-transform="none" style:text-position="0% 100%" fo:font-style="normal" style:text-underline-style="none" fo:font-weight="normal"/>
    </style:style>
    <style:style style:name="T11" style:family="text">
      <style:text-properties fo:font-variant="normal" fo:text-transform="none" style:text-position="0% 100%" style:text-underline-style="none" fo:font-weight="normal"/>
    </style:style>
    <style:style style:name="T12" style:family="text">
      <style:text-properties style:text-position="0% 100%"/>
    </style:style>
    <style:style style:name="T13" style:family="text">
      <style:text-properties style:text-position="0% 100%" fo:font-style="italic" style:font-style-asian="italic"/>
    </style:style>
    <style:style style:name="T14" style:family="text">
      <style:text-properties style:text-position="0% 100%" fo:font-style="italic" style:text-underline-style="none" style:font-style-asian="italic"/>
    </style:style>
    <style:style style:name="T15" style:family="text">
      <style:text-properties style:text-position="0% 100%" fo:font-style="italic" style:text-underline-style="none" fo:font-weight="normal" style:font-style-asian="italic"/>
    </style:style>
    <style:style style:name="T16" style:family="text">
      <style:text-properties style:text-position="0% 100%" style:text-underline-style="none"/>
    </style:style>
    <style:style style:name="T17" style:family="text">
      <style:text-properties style:text-position="0% 100%" style:text-underline-style="none" fo:font-weight="normal"/>
    </style:style>
    <style:style style:name="T18" style:family="text">
      <style:text-properties style:text-position="0% 100%" fo:font-style="normal" style:text-underline-style="none" fo:font-weight="normal"/>
    </style:style>
    <style:style style:name="T19" style:family="text">
      <style:text-properties style:font-style-asian="italic"/>
    </style:style>
    <style:style style:name="T20" style:family="text">
      <style:text-properties fo:font-variant="small-caps"/>
    </style:style>
    <style:style style:name="T21" style:family="text">
      <style:text-properties fo:font-variant="small-caps" style:text-position="0% 100%"/>
    </style:style>
    <style:style style:name="T22" style:family="text">
      <style:text-properties fo:font-variant="small-caps" style:text-position="0% 100%" style:text-underline-style="none"/>
    </style:style>
    <style:style style:name="T23" style:family="text">
      <style:text-properties fo:font-variant="small-caps" style:text-position="0% 100%" style:text-underline-style="none" fo:font-weight="normal"/>
    </style:style>
    <style:style style:name="T24" style:family="text">
      <style:text-properties fo:font-variant="small-caps" style:text-position="0% 100%" fo:font-style="normal" style:text-underline-style="none" fo:font-weight="normal"/>
    </style:style>
    <style:style style:name="T25" style:family="text">
      <style:text-properties officeooo:rsid="002dfdc7"/>
    </style:style>
    <style:style style:name="T26" style:family="text">
      <style:text-properties officeooo:rsid="0033f429"/>
    </style:style>
    <style:style style:name="T27" style:family="text">
      <style:text-properties officeooo:rsid="0037d38f"/>
    </style:style>
    <text:list-style style:name="L1">
      <text:list-level-style-number text:level="1" text:style-name="Numbering_20_Symbols" style:num-prefix="(" style:num-suffix=")" style:num-format="1">
        <style:list-level-properties text:min-label-width="0.4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
      <text:list-level-style-bullet text:level="1" text:style-name="Bullet_20_Symbols" style:num-suffix="." text:bullet-char="•">
        <style:list-level-properties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in" text:min-label-width="0.4in"/>
      </text:list-level-style-bullet>
      <text:list-level-style-bullet text:level="7" text:style-name="Bullet_20_Symbols" style:num-suffix="." text:bullet-char="•">
        <style:list-level-properties text:space-before="2.4in" text:min-label-width="0.4in"/>
      </text:list-level-style-bullet>
      <text:list-level-style-bullet text:level="8" text:style-name="Bullet_20_Symbols" style:num-suffix="." text:bullet-char="◦">
        <style:list-level-properties text:space-before="2.8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itle:</text:p>
      <text:p text:style-name="Subtitle">Subtitle</text:p>
      <text:p text:style-name="P8"><text:span text:style-name="T27">Author</text:span><text:span text:style-name="T27"><text:note text:id="ftn0" text:note-class="footnote"><text:note-citation>1</text:note-citation><text:note-body><text:p text:style-name="P6">Associate Professor, Elon University School of Law. </text:p></text:note-body></text:note></text:span></text:p>
      <text:p text:style-name="Heading">Abstract </text:p>
      <text:p text:style-name="Abstract">Lorem ipsum dolor sit amet, consectetur adipiscing elit. Nullam vitae interdum est, ultrices hendrerit nisi. Sed dapibus ac orci luctus scelerisque. Nulla pretium, magna vitae fringilla ornare, dolor dolor suscipit arcu, a sagittis metus libero vel turpis. Etiam elementum pulvinar lorem nec venenatis. Suspendisse mattis dui et massa dapibus fermentum. Aenean commodo pulvinar quam at egestas. Vestibulum ante ipsum primis in faucibus orci luctus et ultrices posuere cubilia Curae; Proin semper, nulla condimentum porttitor venenatis, nunc nunc fringilla turpis, eget rutrum neque arcu vel nulla. Donec congue diam risus, ac suscipit mi vulputate id. Etiam libero nibh, pellentesque vitae malesuada a, condimentum vitae orci. Mauris interdum tincidunt condimentum. Proin quis ligula vitae sem blandit egestas.</text:p>
      <text:h text:style-name="Heading_20_1" text:outline-level="1"><text:bookmark-start text:name="introduction"/>Introduction<text:bookmark-end text:name="introduction"/></text:h>
      <text:p text:style-name="P12">Lorem ipsum dolor sit amet, consectetur adipiscing elit. Nullam vitae interdum est, ultrices hendrerit nisi. Sed dapibus ac orci luctus scelerisque. Nulla pretium, magna vitae fringilla ornare, dolor dolor suscipit arcu, a sagittis metus libero vel turpis. Etiam elementum pulvinar lorem nec venenatis. Suspendisse mattis dui et massa dapibus fermentum. Aenean commodo pulvinar quam at egestas. Vestibulum ante ipsum primis in faucibus orci luctus et ultrices posuere cubilia Curae; Proin semper, nulla condimentum porttitor venenatis, nunc nunc fringilla turpis, eget rutrum neque arcu vel nulla. Donec congue diam risus, ac suscipit mi vulputate id. Etiam libero nibh, pellentesque <text:soft-page-break/>vitae malesuada a, condimentum vitae orci. Mauris interdum tincidunt condimentum. Proin quis ligula vitae sem blandit egestas.<text:note text:id="ftn2" text:note-class="footnote"><text:note-citation>2</text:note-citation><text:note-body><text:p text:style-name="P7">See <text:reference-mark-start text:name="ZOTERO_ITEM CSL_CITATION {&quot;citationID&quot;:&quot;DqBq9XbW&quot;,&quot;properties&quot;:{&quot;formattedCitation&quot;:&quot;Eric M. Fink, {\\i{}Union Organizing &amp; Collective Bargaining for Incarcerated Workers}, 52 {\\scaps Idaho L. Rev.} 953 (2016).&quot;,&quot;plainCitation&quot;:&quot;Eric M. Fink, Union Organizing &amp; Collective Bargaining for Incarcerated Workers, 52 Idaho L. Rev. 953 (2016).&quot;,&quot;noteIndex&quot;:2},&quot;citationItems&quot;:[{&quot;id&quot;:712,&quot;uris&quot;:[&quot;http://zotero.org/users/21885/items/FQX6CBVK&quot;],&quot;uri&quot;:[&quot;http://zotero.org/users/21885/items/FQX6CBVK&quot;],&quot;itemData&quot;:{&quot;id&quot;:712,&quot;type&quot;:&quot;article-journal&quot;,&quot;multi&quot;:{&quot;main&quot;:{},&quot;_keys&quot;:{}},&quot;container-title&quot;:&quot;Idaho Law Review&quot;,&quot;page&quot;:&quot;953&quot;,&quot;title&quot;:&quot;Union Organizing &amp; Collective Bargaining for Incarcerated Workers&quot;,&quot;volume&quot;:&quot;52&quot;,&quot;author&quot;:[{&quot;family&quot;:&quot;Fink&quot;,&quot;given&quot;:&quot;Eric M.&quot;,&quot;multi&quot;:{&quot;_key&quot;:{}}}],&quot;issued&quot;:{&quot;date-parts&quot;:[[&quot;2016&quot;]]},&quot;seeAlso&quot;:[]}}],&quot;schema&quot;:&quot;https://github.com/citation-style-language/schema/raw/master/csl-citation.json&quot;} RNDBhvBeogncT"/><text:span text:style-name="T17">Eric M. Fink, </text:span><text:span text:style-name="T15">Union Organizing &amp; Collective Bargaining for Incarcerated Workers</text:span><text:span text:style-name="T17">, 52 </text:span><text:span text:style-name="T23">Idaho L. Rev.</text:span><text:span text:style-name="T17"> 953 (2016).</text:span><text:reference-mark-end text:name="ZOTERO_ITEM CSL_CITATION {&quot;citationID&quot;:&quot;DqBq9XbW&quot;,&quot;properties&quot;:{&quot;formattedCitation&quot;:&quot;Eric M. Fink, {\\i{}Union Organizing &amp; Collective Bargaining for Incarcerated Workers}, 52 {\\scaps Idaho L. Rev.} 953 (2016).&quot;,&quot;plainCitation&quot;:&quot;Eric M. Fink, Union Organizing &amp; Collective Bargaining for Incarcerated Workers, 52 Idaho L. Rev. 953 (2016).&quot;,&quot;noteIndex&quot;:2},&quot;citationItems&quot;:[{&quot;id&quot;:712,&quot;uris&quot;:[&quot;http://zotero.org/users/21885/items/FQX6CBVK&quot;],&quot;uri&quot;:[&quot;http://zotero.org/users/21885/items/FQX6CBVK&quot;],&quot;itemData&quot;:{&quot;id&quot;:712,&quot;type&quot;:&quot;article-journal&quot;,&quot;multi&quot;:{&quot;main&quot;:{},&quot;_keys&quot;:{}},&quot;container-title&quot;:&quot;Idaho Law Review&quot;,&quot;page&quot;:&quot;953&quot;,&quot;title&quot;:&quot;Union Organizing &amp; Collective Bargaining for Incarcerated Workers&quot;,&quot;volume&quot;:&quot;52&quot;,&quot;author&quot;:[{&quot;family&quot;:&quot;Fink&quot;,&quot;given&quot;:&quot;Eric M.&quot;,&quot;multi&quot;:{&quot;_key&quot;:{}}}],&quot;issued&quot;:{&quot;date-parts&quot;:[[&quot;2016&quot;]]},&quot;seeAlso&quot;:[]}}],&quot;schema&quot;:&quot;https://github.com/citation-style-language/schema/raw/master/csl-citation.json&quot;} RNDBhvBeogncT"/></text:p></text:note-body></text:note></text:p>
      <text:p text:style-name="Text_20_body">Nam ut elit ac dui molestie dignissim in ac justo. Suspendisse sit amet mi mauris. Nulla facilisi. Nunc eu nisl orci. Integer semper vestibulum nisi, eget posuere turpis ullamcorper sit amet. Cras fermentum aliquam sem. Mauris quis commodo nulla. Suspendisse potenti. Integer sed velit non velit hendrerit ornare id quis magna. Nam mollis vestibulum luctus. Vivamus mollis purus sed molestie imperdiet. Nam aliquam dui sit amet justo porttitor, eu sollicitudin ante luctus..</text:p>
      <text:h text:style-name="Heading_20_1" text:outline-level="1"><text:bookmark-start text:name="the-north-carolina-property-protection-act"/>The North Carolina Property Protection Act<text:bookmark-end text:name="the-north-carolina-property-protection-act"/></text:h>
      <text:p text:style-name="First_20_paragraph">Lorem ipsum dolor sit amet, consectetur adipiscing elit. Nullam vitae interdum est, ultrices hendrerit nisi. Sed dapibus ac orci luctus scelerisque. Nulla pretium, magna vitae fringilla ornare, dolor dolor suscipit arcu, a sagittis metus libero vel turpis. Etiam elementum pulvinar lorem nec venenatis. Suspendisse mattis dui et massa dapibus fermentum. Aenean commodo pulvinar quam at egestas. Vestibulum ante ipsum primis in faucibus orci luctus et ultrices posuere cubilia Curae; Proin semper, nulla condimentum porttitor venenatis, nunc nunc fringilla turpis, eget rutrum neque arcu vel nulla. Donec congue diam risus, ac suscipit mi vulputate id. Etiam libero nibh, pellentesque vitae malesuada a, condimentum vitae orci. Mauris interdum tincidunt condimentum. Proin quis ligula vitae sem blandit egestas.</text:p>
      <text:p text:style-name="Block_20_Text">Nam ut elit ac dui molestie dignissim in ac justo. Suspendisse sit amet mi mauris. Nulla facilisi. Nunc eu nisl orci. Integer semper vestibulum nisi, eget posuere turpis ullamcorper sit amet. Cras fermentum aliquam sem. Mauris quis commodo nulla. Suspendisse potenti. Integer sed velit non velit hendrerit ornare id quis magna. Nam mollis vestibulum luctus. Viva<text:soft-page-break/>mus mollis purus sed molestie imperdiet. Nam aliquam dui sit amet justo porttitor, eu sollicitudin ante luctus..<text:note text:id="ftn9" text:note-class="footnote"><text:note-citation>3</text:note-citation><text:note-body><text:p text:style-name="P3"><text:reference-mark-start text:name="ZOTERO_ITEM CSL_CITATION {&quot;citationID&quot;:&quot;GqcO2bg3&quot;,&quot;properties&quot;:{&quot;formattedCitation&quot;:&quot;NC Property Protection Act, N.C.G.S. \\uc0\\u167{}\\uc0\\u167{} 99A-2 (N.C. 2015).&quot;,&quot;plainCitation&quot;:&quot;NC Property Protection Act, N.C.G.S. §§ 99A-2 (N.C. 2015).&quot;,&quot;noteIndex&quot;:3},&quot;citationItems&quot;:[{&quot;id&quot;:453,&quot;uris&quot;:[&quot;http://zotero.org/users/21885/items/9BQD5SVF&quot;],&quot;uri&quot;:[&quot;http://zotero.org/users/21885/items/9BQD5SVF&quot;],&quot;itemData&quot;:{&quot;id&quot;:453,&quot;type&quot;:&quot;legislation&quot;,&quot;multi&quot;:{&quot;main&quot;:{},&quot;_keys&quot;:{}},&quot;chapter-number&quot;:&quot;2015&quot;,&quot;container-title&quot;:&quot;N.C.G.S.&quot;,&quot;number&quot;:&quot;2015-50, s.1&quot;,&quot;section&quot;:&quot;99A-2&quot;,&quot;title&quot;:&quot;NC Property Protection Act&quot;,&quot;jurisdiction&quot;:&quot;us:nc&quot;,&quot;issued&quot;:{&quot;date-parts&quot;:[[&quot;2015&quot;]]},&quot;seeAlso&quot;:[]},&quot;locator&quot;:&quot;&quot;,&quot;prefix&quot;:&quot;&quot;,&quot;suffix&quot;:&quot;&quot;}],&quot;schema&quot;:&quot;https://github.com/citation-style-language/schema/raw/master/csl-citation.json&quot;} RNDRQZfcnLyr7"/>NC Property Protection Act, N.C.G.S. §§ 99A-2 (N.C. 2015).<text:reference-mark-end text:name="ZOTERO_ITEM CSL_CITATION {&quot;citationID&quot;:&quot;GqcO2bg3&quot;,&quot;properties&quot;:{&quot;formattedCitation&quot;:&quot;NC Property Protection Act, N.C.G.S. \\uc0\\u167{}\\uc0\\u167{} 99A-2 (N.C. 2015).&quot;,&quot;plainCitation&quot;:&quot;NC Property Protection Act, N.C.G.S. §§ 99A-2 (N.C. 2015).&quot;,&quot;noteIndex&quot;:3},&quot;citationItems&quot;:[{&quot;id&quot;:453,&quot;uris&quot;:[&quot;http://zotero.org/users/21885/items/9BQD5SVF&quot;],&quot;uri&quot;:[&quot;http://zotero.org/users/21885/items/9BQD5SVF&quot;],&quot;itemData&quot;:{&quot;id&quot;:453,&quot;type&quot;:&quot;legislation&quot;,&quot;multi&quot;:{&quot;main&quot;:{},&quot;_keys&quot;:{}},&quot;chapter-number&quot;:&quot;2015&quot;,&quot;container-title&quot;:&quot;N.C.G.S.&quot;,&quot;number&quot;:&quot;2015-50, s.1&quot;,&quot;section&quot;:&quot;99A-2&quot;,&quot;title&quot;:&quot;NC Property Protection Act&quot;,&quot;jurisdiction&quot;:&quot;us:nc&quot;,&quot;issued&quot;:{&quot;date-parts&quot;:[[&quot;2015&quot;]]},&quot;seeAlso&quot;:[]},&quot;locator&quot;:&quot;&quot;,&quot;prefix&quot;:&quot;&quot;,&quot;suffix&quot;:&quot;&quot;}],&quot;schema&quot;:&quot;https://github.com/citation-style-language/schema/raw/master/csl-citation.json&quot;} RNDRQZfcnLyr7"/></text:p></text:note-body></text:note></text:p>
      <text:p text:style-name="Text_20_body">Vivamus congue hendrerit erat et hendrerit. Sed turpis dolor, vulputate ut rutrum non, semper quis dui. Quisque et mauris a orci placerat congue. Etiam accumsan, mauris ut semper viverra, urna elit suscipit quam, suscipit rhoncus felis purus et lacus. Phasellus vitae lectus velit. Proin tristique diam vitae accumsan lobortis. Integer ut mollis ligula, vel rutrum lorem. Donec rutrum pulvinar sagittis. Vestibulum fringilla tortor et consequat porta. Phasellus lacinia posuere mauris, in egestas urna vulputate viverra. Aliquam et dui sed sem dictum blandit eu id nulla. In et sollicitudin justo. Pellentesque sem dui, aliquet id sollicitudin in, euismod suscipit dui.<text:note text:id="ftn1" text:note-class="footnote"><text:note-citation>4</text:note-citation><text:note-body><text:p text:style-name="Footnote"><text:reference-mark-start text:name="ZOTERO_ITEM CSL_CITATION {&quot;citationID&quot;:&quot;ghDoBDEe&quot;,&quot;properties&quot;:{&quot;formattedCitation&quot;:&quot;Dalton v. Camp, 353 N.C. 647 (N.C. 2001).&quot;,&quot;plainCitation&quot;:&quot;Dalton v. Camp, 353 N.C. 647 (N.C. 2001).&quot;,&quot;noteIndex&quot;:4},&quot;citationItems&quot;:[{&quot;id&quot;:435,&quot;uris&quot;:[&quot;http://zotero.org/users/21885/items/48KHTCDS&quot;],&quot;uri&quot;:[&quot;http://zotero.org/users/21885/items/48KHTCDS&quot;],&quot;itemData&quot;:{&quot;id&quot;:435,&quot;type&quot;:&quot;legal_case&quot;,&quot;multi&quot;:{&quot;main&quot;:{},&quot;_keys&quot;:{}},&quot;container-title&quot;:&quot;N.C.&quot;,&quot;page&quot;:&quot;647&quot;,&quot;title&quot;:&quot;Dalton v. Camp&quot;,&quot;volume&quot;:&quot;353&quot;,&quot;jurisdiction&quot;:&quot;us:nc&quot;,&quot;issued&quot;:{&quot;date-parts&quot;:[[&quot;2001&quot;]]},&quot;seeAlso&quot;:[]}}],&quot;schema&quot;:&quot;https://github.com/citation-style-language/schema/raw/master/csl-citation.json&quot;} RNDHWyyIy6X9U"/>Dalton v. Camp, 353 N.C. 647 (N.C. 2001).<text:reference-mark-end text:name="ZOTERO_ITEM CSL_CITATION {&quot;citationID&quot;:&quot;ghDoBDEe&quot;,&quot;properties&quot;:{&quot;formattedCitation&quot;:&quot;Dalton v. Camp, 353 N.C. 647 (N.C. 2001).&quot;,&quot;plainCitation&quot;:&quot;Dalton v. Camp, 353 N.C. 647 (N.C. 2001).&quot;,&quot;noteIndex&quot;:4},&quot;citationItems&quot;:[{&quot;id&quot;:435,&quot;uris&quot;:[&quot;http://zotero.org/users/21885/items/48KHTCDS&quot;],&quot;uri&quot;:[&quot;http://zotero.org/users/21885/items/48KHTCDS&quot;],&quot;itemData&quot;:{&quot;id&quot;:435,&quot;type&quot;:&quot;legal_case&quot;,&quot;multi&quot;:{&quot;main&quot;:{},&quot;_keys&quot;:{}},&quot;container-title&quot;:&quot;N.C.&quot;,&quot;page&quot;:&quot;647&quot;,&quot;title&quot;:&quot;Dalton v. Camp&quot;,&quot;volume&quot;:&quot;353&quot;,&quot;jurisdiction&quot;:&quot;us:nc&quot;,&quot;issued&quot;:{&quot;date-parts&quot;:[[&quot;2001&quot;]]},&quot;seeAlso&quot;:[]}}],&quot;schema&quot;:&quot;https://github.com/citation-style-language/schema/raw/master/csl-citation.json&quot;} RNDHWyyIy6X9U"/></text:p></text:note-body></text: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Arial, sans-serif"/>
    <style:font-face style:name="StarSymbol" svg:font-family="StarSymbol"/>
    <style:font-face style:name="Lucida Sans1" svg:font-family="'Lucida Sans'" style:font-family-generic="swiss"/>
    <style:font-face style:name="Courier New" svg:font-family="'Courier New'" style:font-family-generic="modern" style:font-pitch="fixed"/>
    <style:font-face style:name="Cousine" svg:font-family="Cousine" style:font-adornments="Regular" style:font-family-generic="modern" style:font-pitch="fixed"/>
    <style:font-face style:name="Minion Pro1" svg:font-family="'Minion Pro'" style:font-adornments="Bold" style:font-pitch="variable"/>
    <style:font-face style:name="Minion Pro" svg:font-family="'Minion Pro'" style:font-adornments="Regular" style:font-pitch="variable"/>
    <style:font-face style:name="Times New Roman" svg:font-family="'Times New Roman'"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inion Pro" fo:font-family="'Minion Pro'" style:font-style-name="Regular" style:font-pitch="variable" fo:font-size="12pt" style:font-size-asian="10.5pt"/>
    </style:style>
    <style:style style:name="Heading" style:family="paragraph" style:parent-style-name="Standard" style:next-style-name="Text_20_body" style:class="text" style:master-page-name="">
      <style:paragraph-properties fo:margin-top="0.1665in" fo:margin-bottom="0.0835in" loext:contextual-spacing="false" fo:text-align="center" style:justify-single-word="false" style:page-number="auto" fo:keep-with-next="always"/>
      <style:text-properties style:font-name="Minion Pro" fo:font-family="'Minion Pro'" style:font-style-name="Regular" style:font-pitch="variable" fo:font-size="12pt" style:font-name-asian="Noto Sans CJK SC" style:font-family-asian="'Noto Sans CJK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next-style-name="First_20_line_20_indent" style:class="text" style:master-page-name="">
      <style:paragraph-properties fo:margin-left="0in" fo:margin-right="0in" fo:margin-top="0in" fo:margin-bottom="0.0799in" loext:contextual-spacing="false" fo:line-height="110%" fo:text-align="justify" style:justify-single-word="false" fo:hyphenation-ladder-count="no-limit" fo:text-indent="0.2in" style:auto-text-indent="false"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style:text-properties fo:font-size="14pt" fo:font-weight="bold" style:font-size-asian="130%" style:font-weight-asian="bold" style:font-size-complex="130%" style:font-weight-complex="normal"/>
    </style:style>
    <style:style style:name="Title" style:family="paragraph" style:parent-style-name="Heading" style:next-style-name="Text_20_body" style:class="chapter">
      <style:paragraph-properties fo:margin-top="0in" fo:margin-bottom="0.0799in" loext:contextual-spacing="false" fo:text-align="start" style:justify-single-word="false"/>
      <style:text-properties style:font-name="Minion Pro1" fo:font-family="'Minion Pro'" style:font-style-name="Bold" style:font-pitch="variable" fo:font-size="1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in" fo:margin-bottom="0.0799in" loext:contextual-spacing="false" fo:text-align="start" style:justify-single-word="false"/>
      <style:text-properties style:font-name="Minion Pro" fo:font-family="'Minion Pro'" style:font-style-name="Regular" style:font-pitch="variable" fo:font-size="18pt" fo:font-weight="bold"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text-align="start" style:justify-single-word="false"/>
      <style:text-properties fo:font-size="12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fo:text-align="start" style:justify-single-word="false"/>
      <style:text-properties fo:font-size="12pt" fo:font-weight="bold" style:font-size-asian="101%" style:font-weight-asian="bold"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fo:text-align="start" style:justify-single-word="false"/>
      <style:text-properties fo:font-size="11pt" fo:font-style="italic" fo:font-weight="normal"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fo:text-align="start" style:justify-single-word="false"/>
      <style:text-properties fo:font-size="10pt" fo:font-weight="bold" style:font-size-asian="85%" style:font-weight-asian="bold"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fo:text-align="start" style:justify-single-word="false"/>
      <style:text-properties fo:font-size="10pt" fo:font-style="italic" fo:font-weight="normal" style:font-size-asian="85%" style:font-style-asian="italic" style:font-weight-asian="bold"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fo:text-align="start" style:justify-single-word="false"/>
      <style:text-properties fo:font-size="9pt" fo:font-weight="bold" style:font-size-asian="80%" style:font-weight-asian="bold"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fo:text-align="start" style:justify-single-word="false"/>
      <style:text-properties fo:font-size="9pt" fo:font-style="italic" fo:font-weight="normal" style:font-size-asian="80%" style:font-style-asian="italic" style:font-weight-asian="bold"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fo:text-align="start" style:justify-single-word="false"/>
      <style:text-properties fo:font-size="8pt" fo:font-weight="bold" style:font-size-asian="75%" style:font-weight-asian="bold"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fo:text-align="start" style:justify-single-word="false"/>
      <style:text-properties fo:font-size="8pt" fo:font-style="italic" fo:font-weight="normal" style:font-size-asian="75%" style:font-weight-asian="bold" style:font-size-complex="75%" style:font-weight-complex="normal"/>
    </style:style>
    <style:style style:name="Footnote" style:family="paragraph" style:parent-style-name="Standard" style:class="extra" style:master-page-name="">
      <style:paragraph-properties fo:margin-left="0.2354in" fo:margin-right="0in" fo:text-align="justify" style:justify-single-word="false" fo:hyphenation-ladder-count="no-limit" fo:text-indent="-0.2354in" style:auto-text-indent="false" style:page-number="auto" text:number-lines="false" text:line-number="0"/>
      <style:text-properties fo:font-size="10pt" style:font-size-asian="10pt" style:font-size-complex="10pt" fo:hyphenate="true" fo:hyphenation-remain-char-count="2" fo:hyphenation-push-char-count="2"/>
    </style:style>
    <style:style style:name="First_20_line_20_indent" style:display-name="First line indent" style:family="paragraph" style:parent-style-name="Text_20_body" style:class="text" style:master-page-name="">
      <style:paragraph-properties fo:margin-left="0in" fo:margin-right="0in" fo:hyphenation-ladder-count="no-limit" fo:text-indent="0.1965in" style:auto-text-indent="false" style:page-number="auto"/>
      <style:text-properties style:font-size-asian="10.5pt" fo:hyphenate="true" fo:hyphenation-remain-char-count="2" fo:hyphenation-push-char-count="2"/>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 style:family="paragraph" style:parent-style-name="Standard" style:class="extra">
      <style:paragraph-properties text:number-lines="false" text:line-number="0">
        <style:tab-stops>
          <style:tab-stop style:position="2.35in" style:type="center"/>
          <style:tab-stop style:position="4.7in" style:type="right"/>
        </style:tab-stops>
      </style:paragraph-properties>
      <style:text-properties fo:font-size="11pt" style:font-size-asian="10.5pt"/>
    </style:style>
    <style:style style:name="Header_20_left" style:display-name="Header left" style:family="paragraph" style:parent-style-name="Standard" style:class="extra">
      <style:paragraph-properties text:number-lines="false" text:line-number="0">
        <style:tab-stops>
          <style:tab-stop style:position="2.35in" style:type="center"/>
          <style:tab-stop style:position="4.7in" style:type="right"/>
        </style:tab-stops>
      </style:paragraph-properties>
      <style:text-properties fo:font-size="11pt" style:font-size-asian="10.5pt"/>
    </style:style>
    <style:style style:name="Header_20_right" style:display-name="Header right" style:family="paragraph" style:parent-style-name="Standard" style:class="extra">
      <style:paragraph-properties text:number-lines="false" text:line-number="0">
        <style:tab-stops>
          <style:tab-stop style:position="2.35in" style:type="center"/>
          <style:tab-stop style:position="4.7in" style:type="right"/>
        </style:tab-stops>
      </style:paragraph-properties>
      <style:text-properties fo:font-size="11pt" style:font-size-asian="10.5pt"/>
    </style:style>
    <style:style style:name="Footer" style:family="paragraph" style:parent-style-name="Standard" style:class="extra">
      <style:paragraph-properties text:number-lines="false" text:line-number="0">
        <style:tab-stops>
          <style:tab-stop style:position="2.35in" style:type="center"/>
          <style:tab-stop style:position="4.7in" style:type="right"/>
        </style:tab-stops>
      </style:paragraph-properties>
      <style:text-properties style:font-name="Cousine" fo:font-family="Cousine" style:font-style-name="Regular" style:font-family-generic="modern" style:font-pitch="fixed" fo:font-size="10pt" style:font-size-asian="10.5pt"/>
    </style:style>
    <style:style style:name="Footer_20_left" style:display-name="Footer left" style:family="paragraph" style:parent-style-name="Standard" style:class="extra">
      <style:paragraph-properties text:number-lines="false" text:line-number="0">
        <style:tab-stops>
          <style:tab-stop style:position="2.35in" style:type="center"/>
          <style:tab-stop style:position="4.7in" style:type="right"/>
        </style:tab-stops>
      </style:paragraph-properties>
      <style:text-properties fo:font-size="11pt" style:font-size-asian="10.5pt"/>
    </style:style>
    <style:style style:name="Footer_20_right" style:display-name="Footer right" style:family="paragraph" style:parent-style-name="Standard" style:class="extra">
      <style:paragraph-properties text:number-lines="false" text:line-number="0">
        <style:tab-stops>
          <style:tab-stop style:position="2.35in" style:type="center"/>
          <style:tab-stop style:position="4.7in" style:type="right"/>
        </style:tab-stops>
      </style:paragraph-properties>
      <style:text-properties fo:font-size="11pt" style:font-size-asian="10.5pt"/>
    </style:style>
    <style:style style:name="Hanging_20_indent" style:display-name="Hanging indent" style:family="paragraph" style:parent-style-name="Text_20_body" style:class="text" style:master-page-name="">
      <style:paragraph-properties fo:margin-left="0.3937in" fo:margin-right="0in" fo:text-indent="-0.1965in" style:auto-text-indent="false" style:page-number="auto">
        <style:tab-stops>
          <style:tab-stop style:position="0in"/>
        </style:tab-stops>
      </style:paragraph-properties>
      <style:text-properties style:font-size-asian="10.5pt"/>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Signature" style:family="paragraph" style:parent-style-name="Standard" style:class="text">
      <style:paragraph-properties text:number-lines="false" text:line-number="0"/>
    </style:style>
    <style:style style:name="Abstract" style:family="paragraph" style:parent-style-name="Text_20_body" style:default-outline-level="" style:master-page-name="">
      <style:paragraph-properties fo:margin-left="0.2in" fo:margin-right="0.2in" fo:margin-top="0.0799in" fo:margin-bottom="0.1598in" loext:contextual-spacing="false" fo:text-align="justify" style:justify-single-word="false" fo:hyphenation-ladder-count="no-limit" fo:text-indent="0in" style:auto-text-indent="false" style:page-number="auto"/>
      <style:text-properties fo:font-size="10pt" style:font-size-asian="10pt" fo:hyphenate="true" fo:hyphenation-remain-char-count="2" fo:hyphenation-push-char-count="2"/>
    </style:style>
    <style:style style:name="Author" style:family="paragraph" style:parent-style-name="Standard" style:default-outline-level="">
      <style:paragraph-properties fo:margin-top="0.1598in" fo:margin-bottom="0.2402in" loext:contextual-spacing="true" fo:line-height="100%" fo:keep-together="always" fo:hyphenation-ladder-count="no-limit" fo:keep-with-next="always"/>
      <style:text-properties fo:font-size="12pt" style:font-size-asian="12pt" fo:hyphenate="false" fo:hyphenation-remain-char-count="2" fo:hyphenation-push-char-count="2"/>
    </style:style>
    <style:style style:name="Block_20_Text" style:display-name="Block Text" style:family="paragraph" style:parent-style-name="Standard" style:default-outline-level="" style:master-page-name="">
      <style:paragraph-properties fo:margin-left="0.3in" fo:margin-right="0.3in" fo:margin-top="0.0835in" fo:margin-bottom="0.0835in" loext:contextual-spacing="false" fo:line-height="110%" fo:text-align="justify" style:justify-single-word="false" fo:hyphenation-ladder-count="no-limit" fo:text-indent="0in" style:auto-text-indent="false" style:page-number="auto"/>
      <style:text-properties fo:font-size="10pt" style:font-name-asian="Noto Sans CJK SC" style:font-family-asian="'Noto Sans CJK SC'" style:font-family-generic-asian="system" style:font-pitch-asian="variable" style:font-size-asian="10pt" style:font-style-complex="italic" fo:hyphenate="true" fo:hyphenation-remain-char-count="2" fo:hyphenation-push-char-count="2"/>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master-page-name="">
      <style:paragraph-properties fo:margin-top="0in" fo:margin-bottom="0.0799in" loext:contextual-spacing="false" fo:line-height="110%" fo:text-align="justify" style:justify-single-word="false" fo:hyphenation-ladder-count="no-limit" style:page-number="auto"/>
      <style:text-properties fo:hyphenate="true" fo:hyphenation-remain-char-count="2" fo:hyphenation-push-char-count="2"/>
    </style:style>
    <style:style style:name="Footnote_20_Symbol" style:display-name="Footnote Symbol" style:family="text"/>
    <style:style style:name="Footnote_20_anchor" style:display-name="Footnote anchor" style:family="text">
      <style:text-properties style:text-position="super 58%"/>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Definition"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2499f9"/>
    </style:style>
    <style:style style:name="MT2" style:family="text">
      <style:text-properties officeooo:rsid="0024be51"/>
    </style:style>
    <style:page-layout style:name="Mpm1">
      <style:page-layout-properties fo:page-width="8.5in" fo:page-height="11in" style:num-format="1" style:print-orientation="portrait" fo:margin-top="1.6in" fo:margin-bottom="1.6in" fo:margin-left="1.9in" fo:margin-right="1.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1.6in" fo:margin-bottom="1.6in" fo:margin-left="1.9in" fo:margin-right="1.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3" style:page-usage="right">
      <style:page-layout-properties fo:page-width="8.5in" fo:page-height="11in" style:num-format="1" style:print-orientation="portrait" fo:margin-top="1.6in" fo:margin-bottom="1.6in" fo:margin-left="1.9in" fo:margin-right="1.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4">
      <style:page-layout-properties fo:page-width="8.5in" fo:page-height="11in" style:num-format="1" style:print-orientation="portrait" fo:margin-top="1.6in" fo:margin-bottom="1.6in" fo:margin-left="1.9in" fo:margin-right="1.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number:date-style style:name="N121">
      <number:day/>
      <number:text>-</number:text>
      <number:month number:textual="true"/>
      <number:text>-</number:text>
      <number:year/>
    </number:date-style>
  </office:automatic-styles>
  <office:master-styles>
    <style:master-page style:name="Standard" style:page-layout-name="Mpm1"/>
    <style:master-page style:name="Left_20_Page" style:display-name="Left Page" style:page-layout-name="Mpm2" style:next-style-name="Right_20_Page">
      <style:header>
        <text:p text:style-name="Header"><text:page-number text:select-page="current">2</text:page-number><text:tab/><text:span text:style-name="MT1">TITLE<text:tab/>[DRAFT</text:span></text:p>
      </style:header>
    </style:master-page>
    <style:master-page style:name="Right_20_Page" style:display-name="Right Page" style:page-layout-name="Mpm3" style:next-style-name="Left_20_Page">
      <style:header>
        <text:p text:style-name="Header"><text:span text:style-name="MT2"><text:date style:data-style-name="N121" text:date-value="2020-02-10T14:14:26.277071996">10-Feb-20</text:date></text:span><text:span text:style-name="MT2">]<text:tab/>TITLE<text:tab/></text:span><text:span text:style-name="MT2"><text:page-number text:select-page="current">3</text:page-number></text:span></text:p>
      </style:header>
    </style:master-page>
    <style:master-page style:name="First_20_Page" style:display-name="First Page" style:page-layout-name="Mpm4" style:next-style-name="Left_20_Page">
      <style:footer>
        <text:p text:style-name="Footer"/>
      </style:footer>
      <style:footer-first>
        <text:p text:style-name="Footer"><text:tab/><text:tab/><text:file-name text:display="name-and-extension">reference.odt</text:file-name></text:p>
      </style:footer-first>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13:49:47.955898387</meta:creation-date>
    <dc:title>Article</dc:title>
    <meta:editing-duration>PT24M29S</meta:editing-duration>
    <meta:editing-cycles>18</meta:editing-cycles>
    <meta:generator>LibreOffice/6.0.7.3$Linux_X86_64 LibreOffice_project/00m0$Build-3</meta:generator>
    <dc:date>2020-02-10T14:14:26.184643855</dc:date>
    <meta:document-statistic meta:table-count="0" meta:image-count="0" meta:object-count="0" meta:page-count="3" meta:paragraph-count="19" meta:word-count="649" meta:character-count="4434" meta:non-whitespace-character-count="3801"/>
    <meta:user-defined meta:name="ZOTERO_PREF_1">&lt;data data-version="3" zotero-version="5.0.81m4"&gt;&lt;session id="ySCHIehZ"/&gt;&lt;style id="http://juris-m.github.io/styles/jm-indigobook-law-review" locale="en-US" hasBibliography="1" bibliographyStyleHasBeenSet="0"/&gt;&lt;prefs&gt;&lt;pref name="citationTransliteration" v</meta:user-defined>
    <meta:user-defined meta:name="ZOTERO_PREF_2">alue=""/&gt;&lt;pref name="citationTranslation" value=""/&gt;&lt;pref name="citationSort" value=""/&gt;&lt;pref name="citationLangPrefsPersons" value="orig"/&gt;&lt;pref name="citationLangPrefsInstitutions" value="orig"/&gt;&lt;pref name="citationLangPrefsTitles" value="orig"/&gt;&lt;pref n</meta:user-defined>
    <meta:user-defined meta:name="ZOTERO_PREF_3">ame="citationLangPrefsJournals" value="orig"/&gt;&lt;pref name="citationLangPrefsPublishers" value="orig"/&gt;&lt;pref name="citationLangPrefsPlaces" value="orig"/&gt;&lt;pref name="citationAffixes" value="|||||||||||||||||||||||||||||||||||||||||||||||"/&gt;&lt;pref name="extra</meta:user-defined>
    <meta:user-defined meta:name="ZOTERO_PREF_4">ctingLibraryName" value="No group selected"/&gt;&lt;pref name="noteType" value="1"/&gt;&lt;pref name="fieldType" value="ReferenceMark"/&gt;&lt;/prefs&gt;&lt;/data&gt;</meta:user-defined>
    <meta:template xlink:type="simple" xlink:actuate="onRequest" xlink:title="Article" xlink:href="../../../../../../../Templates/Article.ott" meta:date="2020-02-10T13:49:47.552380870"/>
  </office:meta>
</office:document-meta>
</file>